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list-style-name="L1">
      <style:paragraph-properties fo:text-align="start" style:justify-single-word="false" style:writing-mode="lr-tb"/>
    </style:style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200%" fo:text-align="center" fo:text-indent="0in"/>
    </style:style>
    <style:style style:name="P7" style:family="paragraph">
      <style:paragraph-properties fo:margin-left="0in" fo:margin-right="0in" fo:margin-top="0in" fo:margin-bottom="0in" fo:line-height="200%" fo:text-align="center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_20_23" svg:stroke-width="0in" svg:stroke-color="#000000" draw:marker-start="" draw:marker-start-width="0.1181in" draw:marker-start-center="false" draw:marker-end="" draw:marker-end-width="0.1181in" draw:marker-end-center="false" draw:fill="solid" draw:fill-color="#3deb3d" draw:fill-gradient-name="Gradient_20_7" draw:fill-hatch-name="Hatch_20_22" draw:fill-image-name="Bitmape_20_1" draw:textarea-horizontal-align="justify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3" style:family="graphic">
      <style:graphic-properties draw:stroke="solid" draw:stroke-dash="Dash_20_24" svg:stroke-width="0in" svg:stroke-color="#000000" draw:marker-start="" draw:marker-start-width="0.1181in" draw:marker-start-center="false" draw:marker-end="" draw:marker-end-width="0.1181in" draw:marker-end-center="false" draw:fill="solid" draw:fill-color="#3deb3d" draw:fill-gradient-name="Gradient_20_7" draw:fill-hatch-name="Hatch_20_23" draw:fill-image-name="Bitmape_20_1" draw:textarea-horizontal-align="justify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4" style:family="graphic">
      <style:graphic-properties draw:stroke="solid" draw:stroke-dash="Dash_20_25" svg:stroke-width="0in" svg:stroke-color="#000000" draw:marker-start="" draw:marker-start-width="0.1181in" draw:marker-start-center="false" draw:marker-end="" draw:marker-end-width="0.1181in" draw:marker-end-center="false" draw:fill="solid" draw:fill-color="#3deb3d" draw:fill-gradient-name="Gradient_20_7" draw:fill-hatch-name="Hatch_20_24" draw:fill-image-name="Bitmape_20_1" draw:textarea-horizontal-align="justify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5" style:family="graphic">
      <style:graphic-properties draw:stroke="solid" draw:stroke-dash="Dash_20_26" svg:stroke-width="0in" svg:stroke-color="#000000" draw:marker-start="" draw:marker-start-width="0.1181in" draw:marker-start-center="false" draw:marker-end="" draw:marker-end-width="0.1181in" draw:marker-end-center="false" draw:fill="solid" draw:fill-color="#3deb3d" draw:fill-gradient-name="Gradient_20_7" draw:fill-hatch-name="Hatch_20_25" draw:fill-image-name="Bitmape_20_1" draw:textarea-horizontal-align="justify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6" style:family="graphic">
      <style:graphic-properties draw:stroke="solid" draw:stroke-dash="Dash_20_27" svg:stroke-width="0in" svg:stroke-color="#000000" draw:marker-start="" draw:marker-start-width="0.1181in" draw:marker-start-center="false" draw:marker-end="" draw:marker-end-width="0.1181in" draw:marker-end-center="false" draw:fill="solid" draw:fill-color="#3deb3d" draw:fill-gradient-name="Gradient_20_7" draw:fill-hatch-name="Hatch_20_26" draw:fill-image-name="Bitmape_20_1" draw:textarea-horizontal-align="justify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7" style:family="graphic">
      <style:graphic-properties draw:stroke="solid" draw:stroke-dash="Dash_20_28" svg:stroke-width="0in" svg:stroke-color="#000000" draw:marker-start="" draw:marker-start-width="0.1181in" draw:marker-start-center="false" draw:marker-end="" draw:marker-end-width="0.1181in" draw:marker-end-center="false" draw:fill="solid" draw:fill-color="#3deb3d" draw:fill-gradient-name="Gradient_20_7" draw:fill-hatch-name="Hatch_20_27" draw:fill-image-name="Bitmape_20_1" draw:textarea-horizontal-align="justify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8" style:family="graphic">
      <style:graphic-properties draw:stroke="solid" draw:stroke-dash="Dash_20_29" svg:stroke-width="0in" svg:stroke-color="#000000" draw:marker-start="" draw:marker-start-width="0.1181in" draw:marker-start-center="false" draw:marker-end="" draw:marker-end-width="0.1181in" draw:marker-end-center="false" draw:fill="solid" draw:fill-color="#3deb3d" draw:fill-gradient-name="Gradient_20_7" draw:fill-hatch-name="Hatch_20_28" draw:fill-image-name="Bitmape_20_1" draw:textarea-horizontal-align="justify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9" style:family="graphic">
      <style:graphic-properties draw:stroke="solid" draw:stroke-dash="Dash_20_30" svg:stroke-width="0in" svg:stroke-color="#000000" draw:marker-start="" draw:marker-start-width="0.1181in" draw:marker-start-center="false" draw:marker-end="" draw:marker-end-width="0.1181in" draw:marker-end-center="false" draw:fill="solid" draw:fill-color="#3deb3d" draw:fill-gradient-name="Gradient_20_7" draw:fill-hatch-name="Hatch_20_29" draw:fill-image-name="Bitmape_20_1" draw:textarea-horizontal-align="justify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0" style:family="graphic">
      <style:graphic-properties draw:stroke="solid" draw:stroke-dash="Dash_20_31" svg:stroke-width="0in" svg:stroke-color="#000000" draw:marker-start="" draw:marker-start-width="0.1181in" draw:marker-start-center="false" draw:marker-end="Arrow" draw:marker-end-width="0.1181in" draw:marker-end-center="false" draw:fill="solid" draw:fill-color="#3deb3d" draw:fill-gradient-name="Gradient_20_7" draw:fill-hatch-name="Hatch_20_30" draw:fill-image-name="Bitmape_20_1" draw:textarea-horizontal-align="center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1" style:family="graphic">
      <style:graphic-properties draw:stroke="solid" draw:stroke-dash="Dash_20_32" svg:stroke-width="0in" svg:stroke-color="#000000" draw:marker-start="" draw:marker-start-width="0.1181in" draw:marker-start-center="false" draw:marker-end="Arrow" draw:marker-end-width="0.1181in" draw:marker-end-center="false" draw:fill="solid" draw:fill-color="#3deb3d" draw:fill-gradient-name="Gradient_20_7" draw:fill-hatch-name="Hatch_20_31" draw:fill-image-name="Bitmape_20_1" draw:textarea-horizontal-align="center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2" style:family="graphic">
      <style:graphic-properties draw:stroke="solid" draw:stroke-dash="Dash_20_33" svg:stroke-width="0in" svg:stroke-color="#000000" draw:marker-start="" draw:marker-start-width="0.1181in" draw:marker-start-center="false" draw:marker-end="Arrow" draw:marker-end-width="0.1181in" draw:marker-end-center="false" draw:fill="solid" draw:fill-color="#3deb3d" draw:fill-gradient-name="Gradient_20_7" draw:fill-hatch-name="Hatch_20_32" draw:fill-image-name="Bitmape_20_1" draw:textarea-horizontal-align="center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3" style:family="graphic">
      <style:graphic-properties draw:stroke="solid" draw:stroke-dash="Dash_20_34" svg:stroke-width="0in" svg:stroke-color="#000000" draw:marker-start="" draw:marker-start-width="0.1181in" draw:marker-start-center="false" draw:marker-end="Arrow" draw:marker-end-width="0.1181in" draw:marker-end-center="false" draw:fill="solid" draw:fill-color="#3deb3d" draw:fill-gradient-name="Gradient_20_7" draw:fill-hatch-name="Hatch_20_33" draw:fill-image-name="Bitmape_20_1" draw:textarea-horizontal-align="center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4" style:family="graphic">
      <style:graphic-properties draw:stroke="solid" draw:stroke-dash="Dash_20_35" svg:stroke-width="0in" svg:stroke-color="#000000" draw:marker-start="" draw:marker-start-width="0.1181in" draw:marker-start-center="false" draw:marker-end="Arrow" draw:marker-end-width="0.1181in" draw:marker-end-center="false" draw:fill="solid" draw:fill-color="#3deb3d" draw:fill-gradient-name="Gradient_20_7" draw:fill-hatch-name="Hatch_20_34" draw:fill-image-name="Bitmape_20_1" draw:textarea-horizontal-align="center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5" style:family="graphic">
      <style:graphic-properties draw:stroke="solid" draw:stroke-dash="Dash_20_36" svg:stroke-width="0in" svg:stroke-color="#000000" draw:marker-start="" draw:marker-start-width="0.1181in" draw:marker-start-center="false" draw:marker-end="Arrow" draw:marker-end-width="0.1181in" draw:marker-end-center="false" draw:fill="solid" draw:fill-color="#3deb3d" draw:fill-gradient-name="Gradient_20_7" draw:fill-hatch-name="Hatch_20_35" draw:fill-image-name="Bitmape_20_1" draw:textarea-horizontal-align="center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6" style:family="graphic">
      <style:graphic-properties draw:stroke="solid" draw:stroke-dash="Dash_20_37" svg:stroke-width="0in" svg:stroke-color="#000000" draw:marker-start="" draw:marker-start-width="0.1181in" draw:marker-start-center="false" draw:marker-end="Arrow" draw:marker-end-width="0.1181in" draw:marker-end-center="false" draw:fill="solid" draw:fill-color="#3deb3d" draw:fill-gradient-name="Gradient_20_7" draw:fill-hatch-name="Hatch_20_36" draw:fill-image-name="Bitmape_20_1" draw:textarea-horizontal-align="center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7" style:family="graphic">
      <style:graphic-properties draw:stroke="solid" draw:stroke-dash="Dash_20_38" svg:stroke-width="0in" svg:stroke-color="#000000" draw:marker-start="" draw:marker-start-width="0.1181in" draw:marker-start-center="false" draw:marker-end="" draw:marker-end-width="0.1181in" draw:marker-end-center="false" draw:fill="solid" draw:fill-color="#3deb3d" draw:fill-gradient-name="Gradient_20_7" draw:fill-hatch-name="Hatch_20_37" draw:fill-image-name="Bitmape_20_1" draw:textarea-horizontal-align="justify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8" style:family="graphic">
      <style:graphic-properties draw:stroke="solid" draw:stroke-dash="Dash_20_39" svg:stroke-width="0in" svg:stroke-color="#000000" draw:marker-start="" draw:marker-start-width="0.1181in" draw:marker-start-center="false" draw:marker-end="Arrow" draw:marker-end-width="0.1181in" draw:marker-end-center="false" draw:fill="solid" draw:fill-color="#00cccc" draw:fill-gradient-name="Gradient_20_7" draw:fill-hatch-name="Hatch_20_38" draw:fill-image-name="Bitmape_20_1" draw:textarea-horizontal-align="center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19" style:family="graphic">
      <style:graphic-properties draw:stroke="solid" draw:stroke-dash="Dash_20_40" svg:stroke-width="0in" svg:stroke-color="#000000" draw:marker-start="" draw:marker-start-width="0.1181in" draw:marker-start-center="false" draw:marker-end="" draw:marker-end-width="0.1181in" draw:marker-end-center="false" draw:fill="solid" draw:fill-color="#3deb3d" draw:fill-gradient-name="Gradient_20_7" draw:fill-hatch-name="Hatch_20_39" draw:fill-image-name="Bitmape_20_1" draw:textarea-horizontal-align="justify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20" style:family="graphic">
      <style:graphic-properties draw:stroke="solid" draw:stroke-dash="Dash_20_41" svg:stroke-width="0in" svg:stroke-color="#000000" draw:marker-start="" draw:marker-start-width="0.1181in" draw:marker-start-center="false" draw:marker-end="Arrow" draw:marker-end-width="0.1181in" draw:marker-end-center="false" draw:fill="solid" draw:fill-color="#00cccc" draw:fill-gradient-name="Gradient_20_7" draw:fill-hatch-name="Hatch_20_40" draw:fill-image-name="Bitmape_20_1" draw:textarea-horizontal-align="center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21" style:family="graphic">
      <style:graphic-properties draw:stroke="solid" draw:stroke-dash="Dash_20_42" svg:stroke-width="0in" svg:stroke-color="#000000" draw:marker-start="" draw:marker-start-width="0.1181in" draw:marker-start-center="false" draw:marker-end="" draw:marker-end-width="0.1181in" draw:marker-end-center="false" draw:fill="solid" draw:fill-color="#00cccc" draw:fill-gradient-name="Gradient_20_7" draw:fill-hatch-name="Hatch_20_41" draw:fill-image-name="Bitmape_20_1" draw:textarea-horizontal-align="justify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22" style:family="graphic">
      <style:graphic-properties draw:stroke="solid" draw:stroke-dash="Dash_20_43" svg:stroke-width="0in" svg:stroke-color="#000000" draw:marker-start="" draw:marker-start-width="0.1181in" draw:marker-start-center="false" draw:marker-end="Arrow" draw:marker-end-width="0.1181in" draw:marker-end-center="false" draw:fill="solid" draw:fill-color="#00cccc" draw:fill-gradient-name="Gradient_20_7" draw:fill-hatch-name="Hatch_20_42" draw:fill-image-name="Bitmape_20_1" draw:textarea-horizontal-align="center" draw:textarea-vertical-align="middle" draw:auto-grow-height="false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23" style:family="graphic">
      <style:graphic-properties draw:stroke="none" draw:stroke-dash="Dash_20_44" svg:stroke-width="0in" svg:stroke-color="#000000" draw:marker-start="" draw:marker-start-width="0.1181in" draw:marker-start-center="false" draw:marker-end="" draw:marker-end-width="0.1181in" draw:marker-end-center="false" draw:fill="none" draw:fill-color="#ffffff" draw:fill-gradient-name="Gradient_20_7" draw:fill-hatch-name="Hatch_20_43" draw:fill-image-name="Bitmape_20_1" draw:textarea-horizontal-align="left" draw:auto-grow-height="true" draw:auto-grow-width="true" fo:min-height="0in" fo:min-width="0in" fo:padding-top="0.0492in" fo:padding-bottom="0.0492in" fo:padding-left="0.0984in" fo:padding-right="0.0984in" fo:wrap-option="no-wrap" draw:shadow="hidden" draw:shadow-offset-x="0.1181in" draw:shadow-offset-y="0.1181in" draw:shadow-color="#808080" style:run-through="foreground"/>
    </style:style>
    <style:style style:name="gr24" style:family="graphic">
      <style:graphic-properties draw:fill="none" draw:fill-color="#ffffff" fo:min-height="0.62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23003740" text:style-name="L1">
        <text:list-item>
          <text:p text:style-name="P2">As we know, we are disiging a general perpose sniffer. So, we need to know and understand more than just web and html/http to implement our product. For example, smtp or imap at least in plain mode. The centeral questions are:</text:p>
          <text:list>
            <text:list-item>
              <text:p text:style-name="P2">Is it possible to capture other related protocols like smtp, imap and others by this structure?</text:p>
            </text:list-item>
            <text:list-item>
              <text:p text:style-name="P2">Is this structure can give us complete and comprehensive abstraction model of capturing process for other protocols besides http?</text:p>
            </text:list-item>
          </text:list>
        </text:list-item>
        <text:list-item>
          <text:p text:style-name="P2">While we are focused on layer 7(application layer) in sniffing, we should not suppress lower level protocols. For Example, pptp and other tunneling protocols.</text:p>
        </text:list-item>
      </text:list>
      <text:p text:style-name="P1"><draw:caption text:anchor-type="paragraph" draw:z-index="1" draw:style-name="gr24" svg:width="0.6043in" svg:height="0.6252in" svg:x="3.811in" svg:y="0.089in" draw:caption-point-x="2.1772in" draw:caption-point-y="0.4862in"><text:p>Internal libpcap buffer</text:p></draw:caption></text:p>
      <text:p text:style-name="P1"/>
      <text:p text:style-name="P1"/>
      <text:p text:style-name="P1"><draw:g text:anchor-type="paragraph" draw:z-index="0" draw:style-name="gr1"><draw:custom-shape draw:style-name="gr2" draw:text-style-name="P4" xml:id="id2" draw:id="id2" svg:width="1.2504in" svg:height="0.7504in" svg:x="5.3043in" svg:y="0in"><text:p text:style-name="P3"><text:span text:style-name="T1">Pcap</text:span></text:p><text:p text:style-name="P3"><text:span text:style-name="T1">Buffe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4" xml:id="id4" draw:id="id4" svg:width="1.2504in" svg:height="0.7504in" svg:x="5.3043in" svg:y="1.5in"><text:p text:style-name="P3"><text:span text:style-name="T1">Packet</text:span></text:p><text:p text:style-name="P3"><text:span text:style-name="T1">Buffe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4" xml:id="id8" draw:id="id8" svg:width="1.2504in" svg:height="0.7504in" svg:x="5.3043in" svg:y="3in"><text:p text:style-name="P3"><text:span text:style-name="T1">Object</text:span></text:p><text:p text:style-name="P3"><text:span text:style-name="T1"><text:s/></text:span><text:span text:style-name="T1">Buffe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5" xml:id="id7" draw:id="id7" svg:width="1.2504in" svg:height="0.7504in" svg:x="5.3043in" svg:y="4.5in"><text:p text:style-name="P3"><text:span text:style-name="T1">Session</text:span></text:p><text:p text:style-name="P3"><text:span text:style-name="T1">Buffer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7" xml:id="id1" draw:id="id1" svg:width="1.2504in" svg:height="0.7504in" svg:x="1.0543in" svg:y="1.5in"><text:p text:style-name="P6"><text:span text:style-name="T2">Level 1 analyzor</text:span></text:p><text:p text:style-name="P6"><text:span text:style-name="T2">(libpacket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7" xml:id="id3" draw:id="id3" svg:width="1.2504in" svg:height="0.7504in" svg:x="1.0543in" svg:y="0in"><text:p text:style-name="P6"><text:span text:style-name="T2">Level 0 analyzor</text:span></text:p><text:p text:style-name="P6"><text:span text:style-name="T2">(libpcap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7" xml:id="id5" draw:id="id5" svg:width="1.2504in" svg:height="0.7504in" svg:x="1.0543in" svg:y="3in"><text:p text:style-name="P6"><text:span text:style-name="T2">Level 2 analyzor</text:span></text:p><text:p text:style-name="P6"><text:span text:style-name="T2">(libtrace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7" xml:id="id6" draw:id="id6" svg:width="1.2504in" svg:height="0.7504in" svg:x="1.0543in" svg:y="4.5in"><text:p text:style-name="P6"><text:span text:style-name="T2">Level 3 analyzor</text:span></text:p><text:p text:style-name="P6"><text:span text:style-name="T2">(libh2h)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10" draw:text-style-name="P5" svg:x1="1.6791in" svg:y1="1.5in" svg:x2="5.9291in" svg:y2="0.75in" draw:start-shape="id1" draw:start-glue-point="4" draw:end-shape="id2" svg:d="m4265 3810v-952h10795v-953"><text:p/></draw:connector><draw:connector draw:style-name="gr11" draw:text-style-name="P5" svg:x1="2.3043in" svg:y1="0.3752in" svg:x2="5.3043in" svg:y2="0.3752in" draw:start-shape="id3" draw:start-glue-point="10" draw:end-shape="id2" svg:d="m5853 953h7620"><text:p/></draw:connector><draw:connector draw:style-name="gr12" draw:text-style-name="P5" svg:x1="2.3043in" svg:y1="1.8752in" svg:x2="5.3043in" svg:y2="1.8752in" draw:start-shape="id1" draw:start-glue-point="10" draw:end-shape="id4" svg:d="m5853 4763h7620"><text:p/></draw:connector><draw:connector draw:style-name="gr13" draw:text-style-name="P5" svg:x1="1.6791in" svg:y1="3in" svg:x2="5.9291in" svg:y2="2.25in" draw:start-shape="id5" draw:start-glue-point="4" draw:end-shape="id4" svg:d="m4265 7620v-952h10795v-953"><text:p/></draw:connector><draw:connector draw:style-name="gr14" draw:text-style-name="P5" svg:x1="2.3043in" svg:y1="4.8752in" svg:x2="5.3043in" svg:y2="4.8752in" draw:start-shape="id6" draw:start-glue-point="10" draw:end-shape="id7" svg:d="m5853 12383h7620"><text:p/></draw:connector><draw:connector draw:style-name="gr15" draw:text-style-name="P5" svg:x1="1.6791in" svg:y1="4.5in" svg:x2="5.9291in" svg:y2="3.75in" draw:start-shape="id6" draw:start-glue-point="4" draw:end-shape="id8" draw:end-glue-point="2" svg:d="m4265 11430v-952h10795v-953"><text:p/></draw:connector><draw:connector draw:style-name="gr16" draw:text-style-name="P5" svg:x1="2.3043in" svg:y1="3.3752in" svg:x2="5.3043in" svg:y2="3.3752in" draw:start-shape="id5" draw:start-glue-point="10" draw:end-shape="id8" draw:end-glue-point="3" svg:d="m5853 8573h7620"><text:p/></draw:connector><draw:custom-shape draw:style-name="gr17" draw:text-style-name="P7" xml:id="id9" draw:id="id9" svg:width="1.2504in" svg:height="0.7504in" svg:x="1.0543in" svg:y="6in"><text:p text:style-name="P6"><text:span text:style-name="T2">Level 4 analyzor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18" draw:text-style-name="P5" svg:x1="1.6791in" svg:y1="6in" svg:x2="5.9291in" svg:y2="5.25in" draw:start-shape="id9" draw:start-glue-point="4" draw:end-shape="id7" draw:end-glue-point="2" svg:d="m4265 15240v-952h10795v-953"><text:p/></draw:connector><draw:custom-shape draw:style-name="gr19" draw:text-style-name="P5" xml:id="id10" draw:id="id10" svg:width="1.2504in" svg:height="0.7504in" svg:x="5.3043in" svg:y="6in"><text:p text:style-name="P3"><text:span text:style-name="T1">File System</text:span></text:p><draw:enhanced-geometry svg:viewBox="0 0 21600 21600" draw:mirror-horizontal="false" draw:mirror-vertical="false" draw:type="rectangle" draw:enhanced-path="M 0 0 L 21600 0 21600 21600 0 21600 0 0 Z N"/></draw:custom-shape><draw:connector draw:style-name="gr20" draw:text-style-name="P5" svg:x1="2.3043in" svg:y1="6.3752in" svg:x2="5.3043in" svg:y2="6.3752in" draw:start-shape="id9" draw:start-glue-point="10" draw:end-shape="id10" svg:d="m5853 16193h7620"><text:p/></draw:connector><draw:custom-shape draw:style-name="gr21" draw:text-style-name="P8" xml:id="id11" draw:id="id11" svg:width="1.2504in" svg:height="0.2504in" svg:x="3.3043in" svg:y="0.5in"><text:p text:style-name="P3"><text:span text:style-name="T3">Pcap database</text:span></text:p><draw:enhanced-geometry svg:viewBox="0 0 21600 21600" draw:type="rectangle" draw:enhanced-path="M 0 0 L 21600 0 21600 21600 0 21600 0 0 Z N"/></draw:custom-shape><draw:connector draw:style-name="gr22" draw:text-style-name="P5" svg:x1="1.6791in" svg:y1="0.75in" svg:x2="3.9291in" svg:y2="0.75in" draw:start-shape="id3" draw:start-glue-point="8" draw:end-shape="id11" svg:d="m4265 1905v503h5715v-503"><text:p/></draw:connector><draw:frame draw:style-name="gr23" draw:text-style-name="P9" svg:width="0.1988in" svg:height="0.2913in" svg:x="0.0008in" svg:y="5.9929in"><draw:text-box><text:p/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15" draw:display-name="Hatch 15" draw:style="single" draw:color="#000000" draw:distance="0.0043in" draw:rotation="0"/>
    <draw:hatch draw:name="Hatch_20_16" draw:display-name="Hatch 16" draw:style="single" draw:color="#000000" draw:distance="0.0043in" draw:rotation="0"/>
    <draw:hatch draw:name="Hatch_20_17" draw:display-name="Hatch 17" draw:style="single" draw:color="#000000" draw:distance="0.0043in" draw:rotation="0"/>
    <draw:hatch draw:name="Hatch_20_18" draw:display-name="Hatch 18" draw:style="single" draw:color="#000000" draw:distance="0.0043in" draw:rotation="0"/>
    <draw:hatch draw:name="Hatch_20_19" draw:display-name="Hatch 19" draw:style="single" draw:color="#000000" draw:distance="0.0043in" draw:rotation="0"/>
    <draw:hatch draw:name="Hatch_20_2" draw:display-name="Hatch 2" draw:style="single" draw:color="#000000" draw:distance="0.0043in" draw:rotation="0"/>
    <draw:hatch draw:name="Hatch_20_20" draw:display-name="Hatch 20" draw:style="single" draw:color="#000000" draw:distance="0.0043in" draw:rotation="0"/>
    <draw:hatch draw:name="Hatch_20_21" draw:display-name="Hatch 21" draw:style="single" draw:color="#000000" draw:distance="0.0043in" draw:rotation="0"/>
    <draw:hatch draw:name="Hatch_20_22" draw:display-name="Hatch 22" draw:style="single" draw:color="#000000" draw:distance="0.0043in" draw:rotation="0"/>
    <draw:hatch draw:name="Hatch_20_23" draw:display-name="Hatch 23" draw:style="single" draw:color="#000000" draw:distance="0.0043in" draw:rotation="0"/>
    <draw:hatch draw:name="Hatch_20_24" draw:display-name="Hatch 24" draw:style="single" draw:color="#000000" draw:distance="0.0043in" draw:rotation="0"/>
    <draw:hatch draw:name="Hatch_20_25" draw:display-name="Hatch 25" draw:style="single" draw:color="#000000" draw:distance="0.0043in" draw:rotation="0"/>
    <draw:hatch draw:name="Hatch_20_26" draw:display-name="Hatch 26" draw:style="single" draw:color="#000000" draw:distance="0.0043in" draw:rotation="0"/>
    <draw:hatch draw:name="Hatch_20_27" draw:display-name="Hatch 27" draw:style="single" draw:color="#000000" draw:distance="0.0043in" draw:rotation="0"/>
    <draw:hatch draw:name="Hatch_20_28" draw:display-name="Hatch 28" draw:style="single" draw:color="#000000" draw:distance="0.0043in" draw:rotation="0"/>
    <draw:hatch draw:name="Hatch_20_29" draw:display-name="Hatch 29" draw:style="single" draw:color="#000000" draw:distance="0.0043in" draw:rotation="0"/>
    <draw:hatch draw:name="Hatch_20_3" draw:display-name="Hatch 3" draw:style="single" draw:color="#000000" draw:distance="0.0043in" draw:rotation="0"/>
    <draw:hatch draw:name="Hatch_20_30" draw:display-name="Hatch 30" draw:style="single" draw:color="#000000" draw:distance="0.0043in" draw:rotation="0"/>
    <draw:hatch draw:name="Hatch_20_31" draw:display-name="Hatch 31" draw:style="single" draw:color="#000000" draw:distance="0.0043in" draw:rotation="0"/>
    <draw:hatch draw:name="Hatch_20_32" draw:display-name="Hatch 32" draw:style="single" draw:color="#000000" draw:distance="0.0043in" draw:rotation="0"/>
    <draw:hatch draw:name="Hatch_20_33" draw:display-name="Hatch 33" draw:style="single" draw:color="#000000" draw:distance="0.0043in" draw:rotation="0"/>
    <draw:hatch draw:name="Hatch_20_34" draw:display-name="Hatch 34" draw:style="single" draw:color="#000000" draw:distance="0.0043in" draw:rotation="0"/>
    <draw:hatch draw:name="Hatch_20_35" draw:display-name="Hatch 35" draw:style="single" draw:color="#000000" draw:distance="0.0043in" draw:rotation="0"/>
    <draw:hatch draw:name="Hatch_20_36" draw:display-name="Hatch 36" draw:style="single" draw:color="#000000" draw:distance="0.0043in" draw:rotation="0"/>
    <draw:hatch draw:name="Hatch_20_37" draw:display-name="Hatch 37" draw:style="single" draw:color="#000000" draw:distance="0.0043in" draw:rotation="0"/>
    <draw:hatch draw:name="Hatch_20_38" draw:display-name="Hatch 38" draw:style="single" draw:color="#000000" draw:distance="0.0043in" draw:rotation="0"/>
    <draw:hatch draw:name="Hatch_20_39" draw:display-name="Hatch 39" draw:style="single" draw:color="#000000" draw:distance="0.0043in" draw:rotation="0"/>
    <draw:hatch draw:name="Hatch_20_4" draw:display-name="Hatch 4" draw:style="single" draw:color="#000000" draw:distance="0.0043in" draw:rotation="0"/>
    <draw:hatch draw:name="Hatch_20_40" draw:display-name="Hatch 40" draw:style="single" draw:color="#000000" draw:distance="0.0043in" draw:rotation="0"/>
    <draw:hatch draw:name="Hatch_20_41" draw:display-name="Hatch 41" draw:style="single" draw:color="#000000" draw:distance="0.0043in" draw:rotation="0"/>
    <draw:hatch draw:name="Hatch_20_42" draw:display-name="Hatch 42" draw:style="single" draw:color="#000000" draw:distance="0.0043in" draw:rotation="0"/>
    <draw:hatch draw:name="Hatch_20_43" draw:display-name="Hatch 43" draw:style="single" draw:color="#000000" draw:distance="0.0043in" draw:rotation="0"/>
    <draw:hatch draw:name="Hatch_20_5" draw:display-name="Hatch 5" draw:style="single" draw:color="#000000" draw:distance="0.0043in" draw:rotation="0"/>
    <draw:hatch draw:name="Hatch_20_6" draw:display-name="Hatch 6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19" draw:display-name="Dash 19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0" draw:display-name="Dash 20" draw:style="rect" draw:dots1="1" draw:dots1-length="0.0043in" draw:dots2="1" draw:dots2-length="0.0043in" draw:distance="0.0043in"/>
    <draw:stroke-dash draw:name="Dash_20_21" draw:display-name="Dash 21" draw:style="rect" draw:dots1="1" draw:dots1-length="0.0043in" draw:dots2="1" draw:dots2-length="0.0043in" draw:distance="0.0043in"/>
    <draw:stroke-dash draw:name="Dash_20_22" draw:display-name="Dash 22" draw:style="rect" draw:dots1="1" draw:dots1-length="0.0043in" draw:dots2="1" draw:dots2-length="0.0043in" draw:distance="0.0043in"/>
    <draw:stroke-dash draw:name="Dash_20_23" draw:display-name="Dash 23" draw:style="rect" draw:dots1="1" draw:dots1-length="0.0043in" draw:dots2="1" draw:dots2-length="0.0043in" draw:distance="0.0043in"/>
    <draw:stroke-dash draw:name="Dash_20_24" draw:display-name="Dash 24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34" draw:display-name="Dash 34" draw:style="rect" draw:dots1="1" draw:dots1-length="0.0043in" draw:dots2="1" draw:dots2-length="0.0043in" draw:distance="0.0043in"/>
    <draw:stroke-dash draw:name="Dash_20_35" draw:display-name="Dash 35" draw:style="rect" draw:dots1="1" draw:dots1-length="0.0043in" draw:dots2="1" draw:dots2-length="0.0043in" draw:distance="0.0043in"/>
    <draw:stroke-dash draw:name="Dash_20_36" draw:display-name="Dash 36" draw:style="rect" draw:dots1="1" draw:dots1-length="0.0043in" draw:dots2="1" draw:dots2-length="0.0043in" draw:distance="0.0043in"/>
    <draw:stroke-dash draw:name="Dash_20_37" draw:display-name="Dash 37" draw:style="rect" draw:dots1="1" draw:dots1-length="0.0043in" draw:dots2="1" draw:dots2-length="0.0043in" draw:distance="0.0043in"/>
    <draw:stroke-dash draw:name="Dash_20_38" draw:display-name="Dash 38" draw:style="rect" draw:dots1="1" draw:dots1-length="0.0043in" draw:dots2="1" draw:dots2-length="0.0043in" draw:distance="0.0043in"/>
    <draw:stroke-dash draw:name="Dash_20_39" draw:display-name="Dash 39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40" draw:display-name="Dash 40" draw:style="rect" draw:dots1="1" draw:dots1-length="0.0043in" draw:dots2="1" draw:dots2-length="0.0043in" draw:distance="0.0043in"/>
    <draw:stroke-dash draw:name="Dash_20_41" draw:display-name="Dash 41" draw:style="rect" draw:dots1="1" draw:dots1-length="0.0043in" draw:dots2="1" draw:dots2-length="0.0043in" draw:distance="0.0043in"/>
    <draw:stroke-dash draw:name="Dash_20_42" draw:display-name="Dash 42" draw:style="rect" draw:dots1="1" draw:dots1-length="0.0043in" draw:dots2="1" draw:dots2-length="0.0043in" draw:distance="0.0043in"/>
    <draw:stroke-dash draw:name="Dash_20_43" draw:display-name="Dash 43" draw:style="rect" draw:dots1="1" draw:dots1-length="0.0043in" draw:dots2="1" draw:dots2-length="0.0043in" draw:distance="0.0043in"/>
    <draw:stroke-dash draw:name="Dash_20_44" draw:display-name="Dash 4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fan </meta:initial-creator>
    <meta:creation-date>2012-12-20T18:53:38</meta:creation-date>
    <dc:date>2012-12-20T19:12:28</dc:date>
    <dc:creator>Erfan </dc:creator>
    <meta:editing-duration>PT18M50S</meta:editing-duration>
    <meta:editing-cycles>3</meta:editing-cycles>
    <meta:generator>LibreOffice/3.3$Unix LibreOffice_project/330m19$Build-202</meta:generator>
    <meta:document-statistic meta:table-count="0" meta:image-count="0" meta:object-count="0" meta:page-count="1" meta:paragraph-count="4" meta:word-count="104" meta:character-count="616"/>
  </office:meta>
</office:document-meta>
</file>